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AAAAA+Arial-BoldMT" svg:font-family="BAAAAA+Arial-BoldMT"/>
    <style:font-face style:name="CAAAAA+TimesNewRomanPSMT" svg:font-family="CAAAAA+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0pt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0pt" style:text-underline-style="none" fo:font-weight="normal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AAAAA+Arial-BoldMT" fo:font-size="16pt" style:text-underline-style="solid" style:text-underline-width="auto" style:text-underline-color="font-color" fo:font-weight="normal" style:font-name-asian="BAAAAA+Arial-BoldMT" style:font-size-asian="16pt" style:font-weight-asian="normal" style:font-name-complex="BAAAAA+Arial-BoldMT" style:font-size-complex="16pt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CAAAAA+TimesNewRomanPSMT" fo:font-size="12pt" style:font-name-asian="CAAAAA+TimesNewRomanPSMT" style:font-size-asian="12pt" style:font-name-complex="CAAAAA+TimesNewRomanPSMT" style:font-size-complex="12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CAAAAA+TimesNewRomanPSMT" fo:font-size="12pt" style:font-size-asian="12pt" style:font-size-complex="12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CAAAAA+TimesNewRomanPSMT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" style:family="text">
      <style:text-properties style:font-name-asian="CAAAAA+TimesNewRomanPSMT" style:font-name-complex="CAAAAA+TimesNewRomanPSM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lho totalmente implementado</text:p>
      <text:p text:style-name="P3"/>
      <text:p text:style-name="P6"><text:span text:style-name="T1">Especificações adicionais:</text:span></text:p>
      <text:p text:style-name="P5"><text:span text:style-name="T1">Dada a grande dificuldade de incluir em comentário a autoria dos blocos de código e uma vez que a distribuição do trabalho foi equitativa pelos dois membros do grupo, optamos por não o fazer. Esta distribuição do trabalho foi feita através de constante revisão do código do parceiro por SVN e constate reunião para discussão e realização do trabalho. </text:span></text:p>
      <text:p text:style-name="P5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AAAA+Arial-BoldMT" svg:font-family="BAAAAA+Arial-BoldMT"/>
    <style:font-face style:name="CAAAAA+TimesNewRomanPSMT" svg:font-family="CAAAAA+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ao goncalves</meta:initial-creator>
    <meta:creation-date>2010-06-01T11:44:16</meta:creation-date>
    <dc:date>2010-06-01T11:54:59</dc:date>
    <dc:creator>Joao goncalves</dc:creator>
    <meta:editing-duration>PT00H10M00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3" meta:word-count="64" meta:character-count="409"/>
  </office:meta>
</office:document-meta>
</file>